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12bdd" officeooo:paragraph-rsid="00012bdd"/>
    </style:style>
    <style:style style:name="P4" style:family="paragraph" style:parent-style-name="Table_20_Contents">
      <style:paragraph-properties fo:text-align="center" style:justify-single-word="false"/>
      <style:text-properties officeooo:rsid="00019d2d" officeooo:paragraph-rsid="00019d2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2bdd"/>
    </style:style>
    <style:style style:name="T1" style:family="text">
      <style:text-properties fo:color="#c9211e" loext:opacity="100%" style:text-underline-style="solid" style:text-underline-width="auto" style:text-underline-color="font-color" officeooo:rsid="00012bdd"/>
    </style:style>
    <style:style style:name="T2" style:family="text">
      <style:text-properties officeooo:rsid="0001d549"/>
    </style:style>
    <style:style style:name="T3" style:family="text">
      <style:text-properties officeooo:rsid="00053c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Éthique chatbot</text:span></text:p>
      <text:p text:style-name="P5"/>
      <text:p text:style-name="P5"/>
      <text:p text:style-name="P3">Pour </text:p>
      <text:p text:style-name="P3"/>
      <text:p text:style-name="P3">-Possibilité de faire avancer le monde médical</text:p>
      <text:p text:style-name="P3">-Diagnostique plus rapide et plus précis</text:p>
      <text:p text:style-name="P3"/>
      <text:p text:style-name="P3">Contre</text:p>
      <text:p text:style-name="P3"/>
      <text:p text:style-name="P3">- Accès aux données personnelles des patients</text:p>
      <text:p text:style-name="P3">- Problème lié a l’éthique (est il préférable de laisser mourir le patient afin d’en sauver un autre)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Pour</text:p>
          </table:table-cell>
          <table:table-cell table:style-name="Tableau1.B1" office:value-type="string">
            <text:p text:style-name="P4">Contre</text:p>
          </table:table-cell>
        </table:table-row>
        <table:table-row>
          <table:table-cell table:style-name="Tableau1.A2" office:value-type="string">
            <text:p text:style-name="P4">Avancées médicales</text:p>
          </table:table-cell>
          <table:table-cell table:style-name="Tableau1.B2" office:value-type="string">
            <text:p text:style-name="P4">Qui est responsable en cas d’erreur ?</text:p>
          </table:table-cell>
        </table:table-row>
        <table:table-row>
          <table:table-cell table:style-name="Tableau1.A2" office:value-type="string">
            <text:p text:style-name="P4">Partage d’information entre patients / médecins</text:p>
          </table:table-cell>
          <table:table-cell table:style-name="Tableau1.B2" office:value-type="string">
            <text:p text:style-name="P4">Perte d’emplois médicaux à terme</text:p>
          </table:table-cell>
        </table:table-row>
        <table:table-row>
          <table:table-cell table:style-name="Tableau1.A2" office:value-type="string">
            <text:p text:style-name="P4">Simplifié les diagnostique<text:span text:style-name="T2">s</text:span></text:p>
          </table:table-cell>
          <table:table-cell table:style-name="Tableau1.B2" office:value-type="string">
            <text:p text:style-name="P4">En cas de nouvelle maladie : IA dépassée ? </text:p>
          </table:table-cell>
        </table:table-row>
        <table:table-row>
          <table:table-cell table:style-name="Tableau1.A2" office:value-type="string">
            <text:p text:style-name="P4">Réduire le temps d’attente des hôpitaux</text:p>
          </table:table-cell>
          <table:table-cell table:style-name="Tableau1.B2" office:value-type="string">
            <text:p text:style-name="P4">Quelle garantie de confidentialité des données ?</text:p>
          </table:table-cell>
        </table:table-row>
        <table:table-row>
          <table:table-cell table:style-name="Tableau1.A2" office:value-type="string">
            <text:p text:style-name="P4">Plus grande précision des diagnostics</text:p>
          </table:table-cell>
          <table:table-cell table:style-name="Tableau1.B2" office:value-type="string">
            <text:p text:style-name="P4">Confiance des patients envers le médecin qui utilise l’IA</text:p>
          </table:table-cell>
        </table:table-row>
        <table:table-row>
          <table:table-cell table:style-name="Tableau1.A2" office:value-type="string">
            <text:p text:style-name="P4">Opportunité pour son métier</text:p>
          </table:table-cell>
          <table:table-cell table:style-name="Tableau1.B2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8:12:06.570469356</meta:creation-date>
    <dc:date>2024-02-03T09:06:51.368035674</dc:date>
    <meta:editing-duration>PT10M47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20" meta:word-count="107" meta:character-count="681" meta:non-whitespace-character-count="591"/>
  </office:meta>
</office:document-meta>
</file>